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745cm" svg:x="2.6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881cm" svg:x="11.5cm" svg:y="5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9.6cm" svg:x2="17.9cm" svg:y2="9.6cm">
          <text:p/>
        </draw:line>
        <draw:line draw:style-name="gr3" draw:text-style-name="P1" draw:layer="layout" svg:x1="11.5cm" svg:y1="6.2cm" svg:x2="17.9cm" svg:y2="6.2cm">
          <text:p/>
        </draw:line>
        <draw:line draw:style-name="gr4" draw:text-style-name="P1" draw:layer="layout" svg:x1="3.2cm" svg:y1="16.2cm" svg:x2="8.7cm" svg:y2="16.2cm">
          <text:p/>
        </draw:line>
        <draw:custom-shape draw:style-name="gr1" draw:text-style-name="P1" draw:layer="layout" svg:width="3.8cm" svg:height="3.4cm" svg:x="11.4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cm" svg:x2="15cm" svg:y2="14cm">
          <text:p/>
        </draw:line>
        <draw:line draw:style-name="gr3" draw:text-style-name="P1" draw:layer="layout" svg:x1="17.8cm" svg:y1="17.4cm" svg:x2="15.1cm" svg:y2="17.4cm">
          <text:p/>
        </draw:line>
        <draw:frame draw:style-name="gr5" draw:layer="layout" svg:width="3.7cm" svg:height="0.962cm" svg:x="4.2cm" svg:y="15.4cm">
          <draw:text-box>
            <text:p>Data Flow</text:p>
          </draw:text-box>
        </draw:frame>
        <draw:frame draw:style-name="gr6" draw:layer="layout" svg:width="4.236cm" svg:height="0.962cm" svg:x="11.164cm" svg:y="15.2cm">
          <draw:text-box>
            <text:p>Data Storage</text:p>
          </draw:text-box>
        </draw:frame>
        <draw:frame draw:style-name="gr6" draw:layer="layout" svg:width="2.09cm" svg:height="0.962cm" svg:x="4.31cm" svg:y="7.3cm">
          <draw:text-box>
            <text:p>Entity</text:p>
          </draw:text-box>
        </draw:frame>
        <draw:frame draw:style-name="gr6" draw:layer="layout" svg:width="2.792cm" svg:height="0.962cm" svg:x="13.108cm" svg:y="7.4cm">
          <draw:text-box>
            <text:p>Process</text:p>
          </draw:text-box>
        </draw:frame>
        <draw:frame draw:style-name="gr6" draw:text-style-name="P2" draw:layer="layout" svg:width="3.042cm" svg:height="1.673cm" svg:x="1.9cm" svg:y="1.427cm">
          <draw:text-box>
            <text:p><text:span text:style-name="T1">Key:</text:span></text:p>
          </draw:text-box>
        </draw:frame>
      </draw:page>
      <draw:page draw:name="page2" draw:style-name="dp1" draw:master-page-name="Default">
        <draw:custom-shape draw:style-name="gr7" draw:text-style-name="P1" draw:layer="layout" svg:width="5.5cm" svg:height="4.745cm" svg:x="1.5cm" svg:y="1.3cm">
          <text:p text:style-name="P1">Us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cm" svg:y1="3.7cm" svg:x2="12.5cm" svg:y2="3.7cm">
          <text:p text:style-name="P1"/>
          <text:p text:style-name="P1"/>
          <text:p text:style-name="P1">City/Address</text:p>
        </draw:line>
        <draw:custom-shape draw:style-name="gr2" draw:text-style-name="P1" draw:layer="layout" svg:width="6.4cm" svg:height="4.881cm" svg:x="12.3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3cm" svg:y1="5.681cm" svg:x2="18.7cm" svg:y2="5.681cm">
          <text:p/>
        </draw:line>
        <draw:line draw:style-name="gr3" draw:text-style-name="P1" draw:layer="layout" svg:x1="12.3cm" svg:y1="2.281cm" svg:x2="18.7cm" svg:y2="2.281cm">
          <text:p/>
        </draw:line>
        <draw:frame draw:style-name="gr6" draw:layer="layout" svg:width="6.454cm" svg:height="1.673cm" svg:x="12.446cm" svg:y="3cm">
          <draw:text-box>
            <text:p>Google maps locates<text:line-break/>location.</text:p>
          </draw:text-box>
        </draw:frame>
        <draw:line draw:style-name="gr4" draw:text-style-name="P1" draw:layer="layout" svg:x1="15.3cm" svg:y1="6.4cm" svg:x2="15.3cm" svg:y2="10.8cm">
          <text:p/>
        </draw:line>
        <draw:custom-shape draw:style-name="gr9" draw:text-style-name="P1" draw:layer="layout" svg:width="6.4cm" svg:height="4.881cm" svg:x="12.5cm" svg:y="10.819cm">
          <text:p text:style-name="P1">Look for skate par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5cm" svg:y1="15cm" svg:x2="18.9cm" svg:y2="15cm">
          <text:p/>
        </draw:line>
        <draw:line draw:style-name="gr3" draw:text-style-name="P1" draw:layer="layout" svg:x1="12.5cm" svg:y1="11.6cm" svg:x2="18.9cm" svg:y2="11.6cm">
          <text:p/>
        </draw:line>
        <draw:frame draw:style-name="gr6" draw:layer="layout" svg:width="3.99cm" svg:height="0.962cm" draw:transform="rotate (-1.58091923645646) translate (16.7cm 6.61cm)">
          <draw:text-box>
            <text:p>Maps Image</text:p>
          </draw:text-box>
        </draw:frame>
        <draw:line draw:style-name="gr4" draw:text-style-name="P1" draw:layer="layout" svg:x1="12.4cm" svg:y1="13.3cm" svg:x2="4.9cm" svg:y2="6.1cm">
          <text:p/>
        </draw:line>
        <draw:frame draw:style-name="gr10" draw:layer="layout" svg:width="4.8cm" svg:height="2.384cm" svg:x="8.5cm" svg:y="7.6cm">
          <draw:text-box>
            <text:p>Skate park location, Maps Im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48:30.419000000</meta:creation-date>
    <dc:date>2014-10-22T15:37:15.926000000</dc:date>
    <meta:editing-duration>PT34M8S</meta:editing-duration>
    <meta:editing-cycles>6</meta:editing-cycles>
    <meta:generator>LibreOffice/4.2.5.2$Windows_x86 LibreOffice_project/61cb170a04bb1f12e77c884eab9192be736ec5f5</meta:generator>
    <meta:document-statistic meta:object-count="26"/>
  </office:meta>
</office:document-meta>
</file>